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10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38cm" fo:min-width="1.29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3.5cm" svg:y="1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0.126cm" svg:y="9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6.889cm 12.2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3.5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786cm" svg:y1="10.243cm" svg:x2="15.786cm" svg:y2="10.243cm">
          <text:p/>
        </draw:line>
        <draw:line draw:style-name="gr5" draw:text-style-name="P3" draw:layer="layout" svg:x1="17.033cm" svg:y1="11.513cm" svg:x2="15.811cm" svg:y2="12.218cm">
          <text:p/>
        </draw:line>
        <draw:line draw:style-name="gr5" draw:text-style-name="P3" draw:layer="layout" svg:x1="14.77cm" svg:y1="15.388cm" svg:x2="14.77cm" svg:y2="13.977cm">
          <text:p/>
        </draw:line>
        <draw:line draw:style-name="gr4" draw:text-style-name="P3" draw:layer="layout" svg:x1="7.828cm" svg:y1="13.925cm" svg:x2="7.828cm" svg:y2="13.925cm">
          <text:p/>
        </draw:line>
        <draw:line draw:style-name="gr4" draw:text-style-name="P3" draw:layer="layout" svg:x1="9.358cm" svg:y1="9.693cm" svg:x2="9.358cm" svg:y2="9.693cm">
          <text:p/>
        </draw:line>
        <draw:line draw:style-name="gr4" draw:text-style-name="P3" draw:layer="layout" svg:x1="3.315cm" svg:y1="13.038cm" svg:x2="3.315cm" svg:y2="13.038cm">
          <text:p/>
        </draw:line>
        <draw:g>
          <draw:polygon draw:style-name="gr6" draw:text-style-name="P4" draw:layer="layout" svg:width="1.493cm" svg:height="1.167cm" svg:x="19.122cm" svg:y="11.259cm" svg:viewBox="0 0 1494 1168" draw:points="0,458 132,229 264,0 1494,709 1362,939 1229,1168">
            <text:p/>
          </draw:polygon>
        </draw:g>
        <draw:custom-shape draw:style-name="gr7" draw:text-style-name="P5" draw:layer="layout" svg:width="2.54cm" svg:height="2.54cm" svg:x="20.316cm" svg:y="11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54cm" svg:height="2.54cm" draw:transform="rotate (-0.59393554445367) translate (7.465cm 10.52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7.742cm" svg:y1="14.188cm" svg:x2="7.742cm" svg:y2="14.188cm">
          <text:p/>
        </draw:line>
        <draw:line draw:style-name="gr4" draw:text-style-name="P3" draw:layer="layout" svg:x1="10.216cm" svg:y1="7.964cm" svg:x2="10.216cm" svg:y2="7.964cm">
          <text:p/>
        </draw:line>
        <draw:custom-shape draw:style-name="gr2" draw:text-style-name="P2" draw:layer="layout" svg:width="2.54cm" svg:height="2.54cm" draw:transform="rotate (-0.261799387799149) translate (6.605cm 4.4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8.656cm" svg:y1="6.292cm" svg:x2="10.019cm" svg:y2="6.657cm">
          <text:p/>
        </draw:line>
        <draw:custom-shape draw:style-name="gr2" draw:text-style-name="P2" draw:layer="layout" svg:width="2.54cm" svg:height="2.54cm" draw:transform="rotate (-0.261799387799149) translate (10.333cm 5.4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056cm" svg:y1="8.225cm" svg:x2="6.824cm" svg:y2="7.042cm">
          <text:p/>
        </draw:line>
        <draw:line draw:style-name="gr5" draw:text-style-name="P3" draw:layer="layout" svg:x1="6.996cm" svg:y1="11.307cm" svg:x2="6.107cm" svg:y2="10.211cm">
          <text:p/>
        </draw:line>
        <draw:line draw:style-name="gr5" draw:text-style-name="P3" draw:layer="layout" svg:x1="10.276cm" svg:y1="11.327cm" svg:x2="8.958cm" svg:y2="11.832cm">
          <text:p/>
        </draw:line>
        <draw:line draw:style-name="gr5" draw:text-style-name="P3" draw:layer="layout" svg:x1="11.364cm" svg:y1="8.258cm" svg:x2="11.438cm" svg:y2="9.667cm">
          <text:p/>
        </draw:line>
        <draw:custom-shape draw:style-name="gr2" draw:text-style-name="P2" draw:layer="layout" svg:width="2.54cm" svg:height="2.54cm" draw:transform="rotate (-0.261799387799149) translate (4.426cm 7.6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6" draw:text-style-name="P4" draw:layer="layout" svg:width="1.493cm" svg:height="1.167cm" svg:x="12.38cm" svg:y="11.259cm" svg:viewBox="0 0 1494 1168" draw:points="0,458 132,229 264,0 1494,709 1362,939 1229,1168">
            <text:p/>
          </draw:polygon>
        </draw:g>
        <draw:line draw:style-name="gr5" draw:text-style-name="P3" draw:layer="layout" svg:x1="7.603cm" svg:y1="13.518cm" svg:x2="7.259cm" svg:y2="14.887cm">
          <text:p/>
        </draw:line>
        <draw:custom-shape draw:style-name="gr7" draw:text-style-name="P5" draw:layer="layout" svg:width="2.54cm" svg:height="2.54cm" draw:transform="rotate (-0.261799387799149) translate (6.075cm 14.5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54cm" svg:height="2.54cm" svg:x="10.119cm" svg:y="13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389cm" svg:y1="13.534cm" svg:x2="11.389cm" svg:y2="12.123cm">
          <text:p/>
        </draw:line>
        <draw:line draw:style-name="gr4" draw:text-style-name="P3" draw:layer="layout" svg:x1="4.609cm" svg:y1="11.515cm" svg:x2="4.609cm" svg:y2="11.515cm">
          <text:p/>
        </draw:line>
        <draw:g>
          <draw:polygon draw:style-name="gr6" draw:text-style-name="P4" draw:layer="layout" svg:width="1.493cm" svg:height="1.167cm" draw:transform="rotate (-1.91968764426856) translate (4.6515401075469cm 9.96799376676886cm)" svg:viewBox="0 0 1494 1168" draw:points="0,458 132,229 264,0 1494,709 1362,939 1229,1168">
            <text:p/>
          </draw:polygon>
        </draw:g>
        <draw:g>
          <draw:polygon draw:style-name="gr6" draw:text-style-name="P4" draw:layer="layout" svg:width="1.471cm" svg:height="1.193cm" draw:transform="skewX (-0.0101229096615671) rotate (-0.146258591317126) translate (3.19767340014971cm 7.33501960886737cm)" svg:viewBox="0 0 1472 1194" draw:points="0,468 130,234 260,0 1472,725 1342,960 1211,1194">
            <text:p/>
          </draw:polygon>
        </draw:g>
        <draw:custom-shape draw:style-name="gr7" draw:text-style-name="P5" draw:layer="layout" svg:width="2.54cm" svg:height="2.54cm" draw:transform="rotate (1.5709708597201) translate (1cm 12.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54cm" svg:height="2.54cm" draw:transform="rotate (1.5709708597201) translate (1cm 8.0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497cm" svg:y1="8.581cm" svg:x2="12.497cm" svg:y2="8.581cm">
          <text:p/>
        </draw:line>
        <draw:line draw:style-name="gr4" draw:text-style-name="P3" draw:layer="layout" svg:x1="14.44cm" svg:y1="9.046cm" svg:x2="14.44cm" svg:y2="9.046cm">
          <text:p/>
        </draw:line>
        <draw:g>
          <draw:polygon draw:style-name="gr6" draw:text-style-name="P4" draw:layer="layout" svg:width="1.493cm" svg:height="1.167cm" draw:transform="rotate (-3.14159265358979) translate (6.54357992569387cm 5.60379953675421cm)" svg:viewBox="0 0 1494 1168" draw:points="0,458 132,229 264,0 1494,709 1362,939 1229,1168">
            <text:p/>
          </draw:polygon>
        </draw:g>
        <draw:g>
          <draw:polygon draw:style-name="gr6" draw:text-style-name="P4" draw:layer="layout" svg:width="1.471cm" svg:height="1.193cm" draw:transform="skewX (-0.0101229096615671) rotate (-1.36816360063836) translate (8.52091019976688cm 3.33742659606476cm)" svg:viewBox="0 0 1472 1194" draw:points="0,468 130,234 260,0 1472,725 1342,960 1211,1194">
            <text:p/>
          </draw:polygon>
        </draw:g>
        <draw:custom-shape draw:style-name="gr7" draw:text-style-name="P5" draw:layer="layout" svg:width="2.54cm" svg:height="2.54cm" draw:transform="rotate (0.349065850398866) translate (2.534cm 3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54cm" svg:height="2.54cm" svg:x="7.47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202cm" svg:y1="2.752cm" svg:x2="10.202cm" svg:y2="2.752cm">
          <text:p/>
        </draw:line>
        <draw:line draw:style-name="gr4" draw:text-style-name="P3" draw:layer="layout" svg:x1="10.257cm" svg:y1="4.749cm" svg:x2="10.257cm" svg:y2="4.749cm">
          <text:p/>
        </draw:line>
        <draw:g>
          <draw:polygon draw:style-name="gr6" draw:text-style-name="P4" draw:layer="layout" svg:width="1.493cm" svg:height="1.167cm" draw:transform="rotate (1.95319796590685) translate (11.3609474968444cm 6.02655127660183cm)" svg:viewBox="0 0 1494 1168" draw:points="0,458 132,229 264,0 1494,709 1362,939 1229,1168">
            <text:p/>
          </draw:polygon>
        </draw:g>
        <draw:g>
          <draw:polygon draw:style-name="gr6" draw:text-style-name="P4" draw:layer="layout" svg:width="1.471cm" svg:height="1.193cm" draw:transform="skewX (-0.010122909661567) rotate (-2.55655828832129) translate (14.0984631342018cm 6.91836482474083cm)" svg:viewBox="0 0 1472 1194" draw:points="0,468 130,234 260,0 1472,725 1342,960 1211,1194">
            <text:p/>
          </draw:polygon>
        </draw:g>
        <draw:custom-shape draw:style-name="gr7" draw:text-style-name="P5" draw:layer="layout" svg:width="2.54cm" svg:height="2.54cm" draw:transform="rotate (-0.839328837284073) translate (12.086cm 1.3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53cm" svg:height="2.528cm" draw:transform="skewX (-0.00872664625997169) rotate (-0.839328837284073) translate (15.22cm 4.9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1:59:00.850630534</dc:date>
    <meta:editing-duration>PT2H15M12S</meta:editing-duration>
    <meta:editing-cycles>42</meta:editing-cycles>
    <meta:generator>LibreOffice/5.1.4.2$Linux_X86_64 LibreOffice_project/10m0$Build-2</meta:generator>
    <meta:document-statistic meta:object-count="53"/>
  </office:meta>
</office:document-meta>
</file>